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
      <loext:graphic-properties draw:fill="none"/>
      <style:paragraph-properties fo:margin-left="1.3cm" fo:margin-right="0cm" fo:margin-top="0cm" fo:margin-bottom="0.247cm" style:contextual-spacing="false" fo:line-height="115%" fo:text-indent="1.199cm" style:auto-text-indent="false" style:page-number="auto" fo:background-color="transparent"/>
    </style:style>
    <style:style style:name="P2" style:family="paragraph" style:parent-style-name="Text_20_body" style:master-page-name="">
      <loext:graphic-properties draw:fill="none"/>
      <style:paragraph-properties fo:margin-left="1.3cm" fo:margin-right="0cm" fo:margin-top="0cm" fo:margin-bottom="0.247cm" style:contextual-spacing="false" fo:line-height="115%" fo:text-align="start" style:justify-single-word="false" fo:text-indent="1.199cm" style:auto-text-indent="false" style:page-number="auto" fo:background-color="transparent"/>
      <style:text-properties officeooo:rsid="0018a3f3" officeooo:paragraph-rsid="001b7926"/>
    </style:style>
    <style:style style:name="P3"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officeooo:rsid="001f47ef" officeooo:paragraph-rsid="001f47ef"/>
    </style:style>
    <style:style style:name="P4" style:family="paragraph" style:parent-style-name="Text_20_body">
      <style:text-properties officeooo:paragraph-rsid="00206b68"/>
    </style:style>
    <style:style style:name="P5" style:family="paragraph" style:parent-style-name="Heading_20_1">
      <style:paragraph-properties fo:text-align="center" style:justify-single-word="false"/>
    </style:style>
    <style:style style:name="P6" style:family="paragraph" style:parent-style-name="Heading_20_2">
      <style:paragraph-properties fo:text-align="center" style:justify-single-word="false"/>
    </style:style>
    <style:style style:name="P7" style:family="paragraph" style:parent-style-name="Heading_20_2">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e7849" officeooo:paragraph-rsid="001e7849"/>
    </style:style>
    <style:style style:name="P8" style:family="paragraph" style:parent-style-name="Text_20_body" style:list-style-name="L1">
      <style:paragraph-properties fo:text-align="start" style:justify-single-word="false"/>
      <style:text-properties officeooo:rsid="00189227" officeooo:paragraph-rsid="00189227"/>
    </style:style>
    <style:style style:name="P9" style:family="paragraph" style:parent-style-name="Text_20_body" style:list-style-name="L1">
      <style:paragraph-properties fo:text-align="start" style:justify-single-word="false"/>
      <style:text-properties officeooo:rsid="0018a3f3" officeooo:paragraph-rsid="0018a3f3"/>
    </style:style>
    <style:style style:name="P10" style:family="paragraph" style:parent-style-name="Text_20_body" style:list-style-name="L1">
      <style:paragraph-properties fo:text-align="start" style:justify-single-word="false"/>
      <style:text-properties officeooo:rsid="0018a3f3" officeooo:paragraph-rsid="001b7926"/>
    </style:style>
    <style:style style:name="P11" style:family="paragraph" style:parent-style-name="Text_20_body" style:list-style-name="L2">
      <loext:graphic-properties draw:fill="none"/>
      <style:paragraph-properties fo:margin-top="0cm" fo:margin-bottom="0.247cm" style:contextual-spacing="false" fo:line-height="115%" fo:text-align="start" style:justify-single-word="false" fo:background-color="transparent"/>
      <style:text-properties officeooo:rsid="001f47ef" officeooo:paragraph-rsid="001f47ef"/>
    </style:style>
    <style:style style:name="P12" style:family="paragraph" style:parent-style-name="Text_20_body">
      <style:text-properties officeooo:paragraph-rsid="00206b68"/>
    </style:style>
    <style:style style:name="P13" style:family="paragraph" style:parent-style-name="Text_20_body">
      <style:text-properties officeooo:rsid="0022caeb" officeooo:paragraph-rsid="0022caeb"/>
    </style:style>
    <style:style style:name="P14" style:family="paragraph" style:parent-style-name="Text_20_body">
      <style:text-properties fo:font-weight="normal" officeooo:rsid="0022caeb" officeooo:paragraph-rsid="0022caeb" style:font-weight-asian="normal" style:font-weight-complex="normal"/>
    </style:style>
    <style:style style:name="P15" style:family="paragraph" style:parent-style-name="Text_20_body">
      <style:text-properties fo:font-weight="normal" officeooo:rsid="0026369b" officeooo:paragraph-rsid="0026369b" style:font-weight-asian="normal" style:font-weight-complex="normal"/>
    </style:style>
    <style:style style:name="P16" style:family="paragraph" style:parent-style-name="Text_20_body">
      <style:text-properties fo:font-weight="normal" officeooo:rsid="0026f066" officeooo:paragraph-rsid="0026f066" style:font-weight-asian="normal" style:font-weight-complex="normal"/>
    </style:style>
    <style:style style:name="P17" style:family="paragraph" style:parent-style-name="Text_20_body">
      <style:text-properties fo:font-weight="normal" officeooo:rsid="002e75e3" officeooo:paragraph-rsid="002e75e3" style:font-weight-asian="normal" style:font-weight-complex="normal"/>
    </style:style>
    <style:style style:name="T1" style:family="text">
      <style:text-properties officeooo:rsid="0018a3f3"/>
    </style:style>
    <style:style style:name="T2" style:family="text">
      <style:text-properties officeooo:rsid="001a65e2"/>
    </style:style>
    <style:style style:name="T3" style:family="text">
      <style:text-properties officeooo:rsid="001b7926"/>
    </style:style>
    <style:style style:name="T4" style:family="text">
      <style:text-properties fo:font-weight="bold" style:font-weight-asian="bold" style:font-weight-complex="bold"/>
    </style:style>
    <style:style style:name="T5" style:family="text">
      <style:text-properties fo:font-weight="bold" officeooo:rsid="001b7926" style:font-weight-asian="bold" style:font-weight-complex="bold"/>
    </style:style>
    <style:style style:name="T6" style:family="text">
      <style:text-properties fo:font-weight="bold" officeooo:rsid="0027c74e" style:font-weight-asian="bold" style:font-weight-complex="bold"/>
    </style:style>
    <style:style style:name="T7" style:family="text">
      <style:text-properties fo:font-weight="bold" officeooo:rsid="00288555" style:font-weight-asian="bold" style:font-weight-complex="bold"/>
    </style:style>
    <style:style style:name="T8" style:family="text">
      <style:text-properties fo:font-weight="bold" officeooo:rsid="002a31d2" style:font-weight-asian="bold" style:font-weight-complex="bold"/>
    </style:style>
    <style:style style:name="T9" style:family="text">
      <style:text-properties officeooo:rsid="00206b68"/>
    </style:style>
    <style:style style:name="T10" style:family="text">
      <style:text-properties officeooo:rsid="00243fdf"/>
    </style:style>
    <style:style style:name="T11" style:family="text">
      <style:text-properties officeooo:rsid="0026f066"/>
    </style:style>
    <style:style style:name="T12" style:family="text">
      <style:text-properties officeooo:rsid="0027c74e"/>
    </style:style>
    <style:style style:name="T13" style:family="text">
      <style:text-properties officeooo:rsid="00288555"/>
    </style:style>
    <style:style style:name="T14" style:family="text">
      <style:text-properties officeooo:rsid="002a31d2"/>
    </style:style>
    <style:style style:name="T15" style:family="text">
      <style:text-properties officeooo:rsid="002ac6c0"/>
    </style:style>
    <style:style style:name="T16" style:family="text">
      <style:text-properties officeooo:rsid="002b6759"/>
    </style:style>
    <style:style style:name="T17" style:family="text">
      <style:text-properties officeooo:rsid="002c889d"/>
    </style:style>
    <style:style style:name="T18" style:family="text">
      <style:text-properties officeooo:rsid="002f138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Объектно ориентированное программирование</text:h>
      <text:h text:style-name="P6" text:outline-level="2">Лекция 1</text:h>
      <text:list xml:id="list788643781" text:style-name="L1">
        <text:list-header>
          <text:p text:style-name="P8">Три постулата объектно ориентированного программирования:</text:p>
        </text:list-header>
        <text:list-item>
          <text:p text:style-name="P8">Наследование — способность наследовать свойства родительского объекта</text:p>
        </text:list-item>
        <text:list-item>
          <text:p text:style-name="P8">Полиморфизм — способность изменчивости кода</text:p>
        </text:list-item>
        <text:list-item>
          <text:p text:style-name="P8">Инкапсуляция — способность защиты данных</text:p>
          <text:p text:style-name="P8">Иногда добавляют четвертый:</text:p>
        </text:list-item>
        <text:list-item>
          <text:p text:style-name="P8">Абстракция — способность абстрагироваться от машинного исполнения</text:p>
        </text:list-item>
      </text:list>
      <text:h text:style-name="Heading_20_2" text:outline-level="2">Конструкторы и деструктор</text:h>
      <text:p text:style-name="P1"><text:span text:style-name="T2">Чтобы создать объект н</text:span><text:span text:style-name="T1">ужно, чтобы какая-то сущность создавала объект. </text:span><text:span text:style-name="T2">При создании любой переменной вызывается конструктор, обычно это встроенный, но иногда требуется создать собственный </text:span></text:p>
      <text:list xml:id="list114808628878412" text:continue-numbering="true" text:style-name="L1">
        <text:list-item>
          <text:list>
            <text:list-header>
              <text:p text:style-name="P9">Конструктор — это функция, имеющая список параметров и ничего не возвращающая</text:p>
              <text:p text:style-name="P9">Деструктор — ничего не принимает и не возвращают</text:p>
              <text:p text:style-name="P10">Вызываются автоматически, когда создается или уничтожается объект</text:p>
            </text:list-header>
          </text:list>
        </text:list-item>
      </text:list>
      <text:h text:style-name="Heading_20_2" text:outline-level="2">Дружественная функция</text:h>
      <text:p text:style-name="P2"><text:span text:style-name="T3">Функция, не являющаяся методом класса, которые могут использоваться в качестве методов класса. Их тело не описано внутри класса, и обозначается ключевым словом </text:span><text:span text:style-name="T5">friend </text:span></text:p>
      <text:h text:style-name="P7" text:outline-level="2" text:is-list-header="true"><text:span text:style-name="T5">О</text:span><text:span text:style-name="T4">бработка ошибок</text:span></text:h>
      <text:p text:style-name="P3">При работе функций могут возникать различные ошибки, не позволяющие функции выполнить свое предназначение. Причины возникновения этих ошибок также могут быть различны, например, в функцию может быть передан некорректный параметр, или функция считала содержимое файла, которое было представлено в ненадлежащем формате.</text:p>
      <text:p text:style-name="P3">Также функция могла запрашивать пользовательский ввод и пользователь осуществил его некорректно. Существуют и другие причины. </text:p>
      <text:p text:style-name="P3">Так или иначе, ошибки, возникающие при работе функции, необходимо обрабатывать. В языке C++ существует 4 основные стратегии обработки ошибок:</text:p>
      <text:list xml:id="list1747066656" text:style-name="L2">
        <text:list-item>
          <text:p text:style-name="P11">Обработка внутри самой функции</text:p>
        </text:list-item>
        <text:list-item>
          <text:p text:style-name="P11">Передача ошибки вызывавшей функции (чтобы она разобралась с проблемой)</text:p>
        </text:list-item>
        <text:list-item>
          <text:p text:style-name="P11">Остановка работы программы и ее завершение</text:p>
        </text:list-item>
        <text:list-item>
          <text:p text:style-name="P11"><text:soft-page-break/>Генерация исключения</text:p>
        </text:list-item>
      </text:list>
      <text:p text:style-name="P4">Первый вариант — наиболее простой. В этом случае функция предпринимает все действия для обработки ошибок, например, если в функцию был передан некорректный параметр, она может сообщить об этом пользователю, например есть функция, назначение которой — возвращать значение единицы, деленной на переданный параметр. Очевидно, что если переданным параметром будет 0, то произойдет ошибка. Этот случай нужно предусмотреть и обработать ошибку <text:span text:style-name="T9">[программа 10_1]</text:span></text:p>
      <text:p text:style-name="Text_20_body">Подобный подход имеет ряд недостатков: он почти никогда не используется в повторяющихся кодах (дело в том, что в разных ситуациях ошибка должна по-разному обрабатываться)</text:p>
      <text:p text:style-name="P4">Второй подход, <text:span text:style-name="T9">т. е. Передача ошибки вызвавшей функции обычно реализуется либо при помощи возвращаемого значения, либо при помощи возвращаемого параметра, например, есть функция, задачей которой является нахождение и возвращение числа Фибоначчи по его номеру [программа 10_2]</text:span></text:p>
      <text:p text:style-name="P4">Данная функция возвращает код ошибки -1 должна сама обработать данную ошибку, например так:</text:p>
      <text:p text:style-name="P4">Использование кода ошибки, который передаётся возвращаемым значением достаточно удобно в данном примере т.к. при "правильной" работе функция может вернуть только неотрицательное значение, а все отрицательные числа можно использовать в качестве кодов ошибки.</text:p>
      <text:p text:style-name="P4">Гораздо более неудобная ситуация, когда возвращаемое значение при "правильной" работе может быть любым числом, тогда вызывающий функцией сложно будет понять произошла ли ошибка или работа завершена "правильно" </text:p>
      <text:p text:style-name="P4">В этом случае код ошибки можно передавать через возвращаемый параметр, однако, это, как правило, делает код более гр<text:span text:style-name="T9">о</text:span>моз<text:span text:style-name="T9">д</text:span>ким и менее читаемым. В качестве примера, приведём работу функции, осуществляющей деление</text:p>
      <text:p text:style-name="P13">В <text:span text:style-name="T11">примере</text:span> 11_1 функция divide_float генерирует (выбрасывает) исключение тогда, когда ей передан некорректный параметр (делитель равный 0). В данном примере выбрасывается исключение типа «строковая константа в стиле „Си“ » (в принципе, можно генерировать исключения различных типов, как встроенных, так и пользовательских) для генерации исключения используется слово <text:span text:style-name="T4">throw</text:span></text:p>
      <text:p text:style-name="P14">В данном примере исключение не перехватывается и не обрабатывается. <text:span text:style-name="T10">В результате, программа, в случаи генерации исключения завершается с ошибкой.</text:span></text:p>
      <text:p text:style-name="P15">Исключение обрабатывается немедленно. Иными словами, после выброса исключение (генерации) сразу же начинается поиск блоков, которые должны обработать исключение. Другой код не будет исполняться, пока не будет обработано исключение. Если обработчики исключения не найдены, то программа так завершит работу (с ошибкой).</text:p>
      <text:p text:style-name="P16">Завершение программы, в результате не обработанного исключения является плохой практикой. </text:p>
      <text:p text:style-name="P16"><text:soft-page-break/>В примере 11_2 <text:span text:style-name="T12">реализована обработка выброшенного исключения, для этого используются блоки </text:span><text:span text:style-name="T6">try</text:span><text:span text:style-name="T12"> и </text:span><text:span text:style-name="T6">catch</text:span><text:span text:style-name="T12">. </text:span><text:span text:style-name="T13">Внутри </text:span><text:span text:style-name="T7">try</text:span><text:span text:style-name="T13"> генерируется исключение, а </text:span><text:span text:style-name="T7">catch</text:span><text:span text:style-name="T13"> ловит и обрабатывает его. </text:span><text:span text:style-name="T14">Особенность </text:span><text:span text:style-name="T8">catch</text:span><text:span text:style-name="T14"> в том, что он перехватывает исключения только определенного типа, который задан в скобках, как параметр. </text:span><text:span text:style-name="T15">В данном примере продемонстрирован синтаксис обработки </text:span><text:span text:style-name="T16">исключения</text:span><text:span text:style-name="T15">, однако, обработкой занимается та же функция, которая </text:span><text:span text:style-name="T16">исключение </text:span><text:span text:style-name="T15">и генерирует. </text:span><text:span text:style-name="T17">По сути, применение механизма исключений в данном случае смысла не имеет. Ведь главное достоинство механизма исключений — это передача обработки исключительной ситуации в другую функцию.</text:span></text:p>
      <text:p text:style-name="P17">Пример 11_3 демонстрирует программу, в которой функция divide_float генерирует исключение, а обработкой этого исключения занимается функция main. </text:p>
      <text:p text:style-name="P17">Пример 11_4 демонстрирует как выброшенное исключение переходит от функции к функции в поисках <text:span text:style-name="T18">подходящего обработчика. Такой процесс называют раскручиванием (разматывания стека). Сама идея проста если не найдет обработчик в той, функции, что сгенерировала исключение, то осуществляется поиск в функции, ее вызвавшей и т. д. До тех пор, пока не будет найдет обработчик или программа не будет завершена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1.296cm" fo:margin-right="0cm" fo:margin-top="0cm" fo:margin-bottom="0.247cm" style:contextual-spacing="false" fo:line-height="115%" fo:text-indent="1.111c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9:15:41.776600286</meta:creation-date>
    <dc:date>2023-05-10T11:48:07.888271055</dc:date>
    <meta:editing-duration>PT3H25M7S</meta:editing-duration>
    <meta:editing-cycles>15</meta:editing-cycles>
    <meta:generator>LibreOffice/7.3.7.2$Linux_X86_64 LibreOffice_project/30$Build-2</meta:generator>
    <meta:document-statistic meta:table-count="0" meta:image-count="0" meta:object-count="0" meta:page-count="3" meta:paragraph-count="37" meta:word-count="710" meta:character-count="5479" meta:non-whitespace-character-count="4803"/>
  </office:meta>
</office:document-meta>
</file>